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28.7mm" svg:height="207.18mm" svg:x="0mm" svg:y="0mm">
            <loext:p draw:notify-on-update-of-ranges="Sheet1.A1:Sheet1.A1 Sheet1.A2:Sheet1.A121 Sheet1.B1:Sheet1.B1 Sheet1.B2:Sheet1.B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em SDN</text:p>
          </table:table-cell>
          <table:table-cell office:value-type="string" calcext:value-type="string">
            <text:p>Com SDN</text:p>
          </table:table-cell>
          <table:table-cell table:number-columns-repeated="4"/>
          <table:table-cell office:value-type="string" calcext:value-type="string">
            <text:p>COM SDN:</text:p>
          </table:table-cell>
          <table:table-cell table:number-columns-repeated="5"/>
          <table:table-cell office:value-type="string" calcext:value-type="string">
            <text:p>SEM SDN</text:p>
          </table:table-cell>
          <table:table-cell table:number-columns-repeated="2"/>
        </table:table-row>
        <table:table-row table:style-name="ro1">
          <table:table-cell table:formula="of:=([.M3]+[.N3]+[.O3])/3" office:value-type="float" office:value="0" calcext:value-type="float">
            <text:p>0</text:p>
          </table:table-cell>
          <table:table-cell table:formula="of:=([.G3]+[.H3]+[.I3]+[.J3]+[.K3])/5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  <table:table-cell/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</table:table-row>
        <table:table-row table:style-name="ro1">
          <table:table-cell table:formula="of:=([.M4]+[.N4]+[.O4])/3" office:value-type="float" office:value="0" calcext:value-type="float">
            <text:p>0</text:p>
          </table:table-cell>
          <table:table-cell table:formula="of:=([.G4]+[.H4]+[.I4]+[.J4]+[.K4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5]+[.N5]+[.O5])/3" office:value-type="float" office:value="0" calcext:value-type="float">
            <text:p>0</text:p>
          </table:table-cell>
          <table:table-cell table:formula="of:=([.G5]+[.H5]+[.I5]+[.J5]+[.K5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6]+[.N6]+[.O6])/3" office:value-type="float" office:value="0" calcext:value-type="float">
            <text:p>0</text:p>
          </table:table-cell>
          <table:table-cell table:formula="of:=([.G6]+[.H6]+[.I6]+[.J6]+[.K6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7]+[.N7]+[.O7])/3" office:value-type="float" office:value="0" calcext:value-type="float">
            <text:p>0</text:p>
          </table:table-cell>
          <table:table-cell table:formula="of:=([.G7]+[.H7]+[.I7]+[.J7]+[.K7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8]+[.N8]+[.O8])/3" office:value-type="float" office:value="0" calcext:value-type="float">
            <text:p>0</text:p>
          </table:table-cell>
          <table:table-cell table:formula="of:=([.G8]+[.H8]+[.I8]+[.J8]+[.K8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9]+[.N9]+[.O9])/3" office:value-type="float" office:value="0" calcext:value-type="float">
            <text:p>0</text:p>
          </table:table-cell>
          <table:table-cell table:formula="of:=([.G9]+[.H9]+[.I9]+[.J9]+[.K9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0]+[.N10]+[.O10])/3" office:value-type="float" office:value="0" calcext:value-type="float">
            <text:p>0</text:p>
          </table:table-cell>
          <table:table-cell table:formula="of:=([.G10]+[.H10]+[.I10]+[.J10]+[.K10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1]+[.N11]+[.O11])/3" office:value-type="float" office:value="0" calcext:value-type="float">
            <text:p>0</text:p>
          </table:table-cell>
          <table:table-cell table:formula="of:=([.G11]+[.H11]+[.I11]+[.J11]+[.K11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2]+[.N12]+[.O12])/3" office:value-type="float" office:value="0" calcext:value-type="float">
            <text:p>0</text:p>
          </table:table-cell>
          <table:table-cell table:formula="of:=([.G12]+[.H12]+[.I12]+[.J12]+[.K12])/5" office:value-type="float" office:value="0" calcext:value-type="float">
            <text:p>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3]+[.N13]+[.O13])/3" office:value-type="float" office:value="570.666666666667" calcext:value-type="float">
            <text:p>570,6666666667</text:p>
          </table:table-cell>
          <table:table-cell table:formula="of:=([.G13]+[.H13]+[.I13]+[.J13]+[.K13])/5" office:value-type="float" office:value="659.6" calcext:value-type="float">
            <text:p>659,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([.M14]+[.N14]+[.O14])/3" office:value-type="float" office:value="570.666666666667" calcext:value-type="float">
            <text:p>570,6666666667</text:p>
          </table:table-cell>
          <table:table-cell table:formula="of:=([.G14]+[.H14]+[.I14]+[.J14]+[.K14])/5" office:value-type="float" office:value="659.6" calcext:value-type="float">
            <text:p>659,6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5]+[.N15]+[.O15])/3" office:value-type="float" office:value="570.666666666667" calcext:value-type="float">
            <text:p>570,6666666667</text:p>
          </table:table-cell>
          <table:table-cell table:formula="of:=([.G15]+[.H15]+[.I15]+[.J15]+[.K15])/5" office:value-type="float" office:value="544" calcext:value-type="float">
            <text:p>544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6]+[.N16]+[.O16])/3" office:value-type="float" office:value="245.666666666667" calcext:value-type="float">
            <text:p>245,6666666667</text:p>
          </table:table-cell>
          <table:table-cell table:formula="of:=([.G16]+[.H16]+[.I16]+[.J16]+[.K16])/5" office:value-type="float" office:value="541.2" calcext:value-type="float">
            <text:p>541,2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775" calcext:value-type="float">
            <text:p>77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571" calcext:value-type="float">
            <text:p>571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([.M17]+[.N17]+[.O17])/3" office:value-type="float" office:value="245.666666666667" calcext:value-type="float">
            <text:p>245,6666666667</text:p>
          </table:table-cell>
          <table:table-cell table:formula="of:=([.G17]+[.H17]+[.I17]+[.J17]+[.K17])/5" office:value-type="float" office:value="541.2" calcext:value-type="float">
            <text:p>541,2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18]+[.N18]+[.O18])/3" office:value-type="float" office:value="245.666666666667" calcext:value-type="float">
            <text:p>245,6666666667</text:p>
          </table:table-cell>
          <table:table-cell table:formula="of:=([.G18]+[.H18]+[.I18]+[.J18]+[.K18])/5" office:value-type="float" office:value="1465.8" calcext:value-type="float">
            <text:p>1465,8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19]+[.N19]+[.O19])/3" office:value-type="float" office:value="8659" calcext:value-type="float">
            <text:p>8659</text:p>
          </table:table-cell>
          <table:table-cell table:formula="of:=([.G19]+[.H19]+[.I19]+[.J19]+[.K19])/5" office:value-type="float" office:value="6696.2" calcext:value-type="float">
            <text:p>6696,2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1695" calcext:value-type="float">
            <text:p>1695</text:p>
          </table:table-cell>
          <table:table-cell office:value-type="float" office:value="259" calcext:value-type="float">
            <text:p>259</text:p>
          </table:table-cell>
          <table:table-cell office:value-type="float" office:value="4875" calcext:value-type="float">
            <text:p>487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formula="of:=([.M20]+[.N20]+[.O20])/3" office:value-type="float" office:value="8659" calcext:value-type="float">
            <text:p>8659</text:p>
          </table:table-cell>
          <table:table-cell table:formula="of:=([.G20]+[.H20]+[.I20]+[.J20]+[.K20])/5" office:value-type="float" office:value="8153.2" calcext:value-type="float">
            <text:p>8153,2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259" calcext:value-type="float">
            <text:p>259</text:p>
          </table:table-cell>
          <table:table-cell office:value-type="float" office:value="8475" calcext:value-type="float">
            <text:p>8475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1]+[.N21]+[.O21])/3" office:value-type="float" office:value="8659" calcext:value-type="float">
            <text:p>8659</text:p>
          </table:table-cell>
          <table:table-cell table:formula="of:=([.G21]+[.H21]+[.I21]+[.J21]+[.K21])/5" office:value-type="float" office:value="7755" calcext:value-type="float">
            <text:p>7755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8475" calcext:value-type="float">
            <text:p>8475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2]+[.N22]+[.O22])/3" office:value-type="float" office:value="6618.33333333333" calcext:value-type="float">
            <text:p>6618,3333333333</text:p>
          </table:table-cell>
          <table:table-cell table:formula="of:=([.G22]+[.H22]+[.I22]+[.J22]+[.K22])/5" office:value-type="float" office:value="6798.6" calcext:value-type="float">
            <text:p>6798,6</text:p>
          </table:table-cell>
          <table:table-cell table:number-columns-repeated="4"/>
          <table:table-cell office:value-type="float" office:value="7876" calcext:value-type="float">
            <text:p>7876</text:p>
          </table:table-cell>
          <table:table-cell office:value-type="float" office:value="7544" calcext:value-type="float">
            <text:p>7544</text:p>
          </table:table-cell>
          <table:table-cell office:value-type="float" office:value="9327" calcext:value-type="float">
            <text:p>9327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861" calcext:value-type="float">
            <text:p>7861</text:p>
          </table:table-cell>
          <table:table-cell office:value-type="float" office:value="8475" calcext:value-type="float">
            <text:p>8475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table:formula="of:=([.M23]+[.N23]+[.O23])/3" office:value-type="float" office:value="6618.33333333333" calcext:value-type="float">
            <text:p>6618,3333333333</text:p>
          </table:table-cell>
          <table:table-cell table:formula="of:=([.G23]+[.H23]+[.I23]+[.J23]+[.K23])/5" office:value-type="float" office:value="6665.6" calcext:value-type="float">
            <text:p>6665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7544" calcext:value-type="float">
            <text:p>7544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4]+[.N24]+[.O24])/3" office:value-type="float" office:value="6618.33333333333" calcext:value-type="float">
            <text:p>6618,3333333333</text:p>
          </table:table-cell>
          <table:table-cell table:formula="of:=([.G24]+[.H24]+[.I24]+[.J24]+[.K24])/5" office:value-type="float" office:value="6391.6" calcext:value-type="float">
            <text:p>6391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6484" calcext:value-type="float">
            <text:p>648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5]+[.N25]+[.O25])/3" office:value-type="float" office:value="4745.33333333333" calcext:value-type="float">
            <text:p>4745,3333333333</text:p>
          </table:table-cell>
          <table:table-cell table:formula="of:=([.G25]+[.H25]+[.I25]+[.J25]+[.K25])/5" office:value-type="float" office:value="5352.6" calcext:value-type="float">
            <text:p>5352,6</text:p>
          </table:table-cell>
          <table:table-cell table:number-columns-repeated="4"/>
          <table:table-cell office:value-type="float" office:value="6857" calcext:value-type="float">
            <text:p>6857</text:p>
          </table:table-cell>
          <table:table-cell office:value-type="float" office:value="7190" calcext:value-type="float">
            <text:p>7190</text:p>
          </table:table-cell>
          <table:table-cell office:value-type="float" office:value="5918" calcext:value-type="float">
            <text:p>5918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7113" calcext:value-type="float">
            <text:p>7113</text:p>
          </table:table-cell>
          <table:table-cell office:value-type="float" office:value="6747" calcext:value-type="float">
            <text:p>674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formula="of:=([.M26]+[.N26]+[.O26])/3" office:value-type="float" office:value="4745.33333333333" calcext:value-type="float">
            <text:p>4745,3333333333</text:p>
          </table:table-cell>
          <table:table-cell table:formula="of:=([.G26]+[.H26]+[.I26]+[.J26]+[.K26])/5" office:value-type="float" office:value="5352.6" calcext:value-type="float">
            <text:p>5352,6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7]+[.N27]+[.O27])/3" office:value-type="float" office:value="4745.33333333333" calcext:value-type="float">
            <text:p>4745,3333333333</text:p>
          </table:table-cell>
          <table:table-cell table:formula="of:=([.G27]+[.H27]+[.I27]+[.J27]+[.K27])/5" office:value-type="float" office:value="4811.2" calcext:value-type="float">
            <text:p>4811,2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6879" calcext:value-type="float">
            <text:p>6879</text:p>
          </table:table-cell>
          <table:table-cell office:value-type="float" office:value="5114" calcext:value-type="float">
            <text:p>5114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8]+[.N28]+[.O28])/3" office:value-type="float" office:value="4255.33333333333" calcext:value-type="float">
            <text:p>4255,3333333333</text:p>
          </table:table-cell>
          <table:table-cell table:formula="of:=([.G28]+[.H28]+[.I28]+[.J28]+[.K28])/5" office:value-type="float" office:value="4244.8" calcext:value-type="float">
            <text:p>4244,8</text:p>
          </table:table-cell>
          <table:table-cell table:number-columns-repeated="4"/>
          <table:table-cell table:number-columns-repeated="2" office:value-type="float" office:value="4910" calcext:value-type="float">
            <text:p>4910</text:p>
          </table:table-cell>
          <table:table-cell office:value-type="float" office:value="4950" calcext:value-type="float">
            <text:p>495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4881" calcext:value-type="float">
            <text:p>4881</text:p>
          </table:table-cell>
          <table:table-cell office:value-type="float" office:value="4851" calcext:value-type="float">
            <text:p>4851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formula="of:=([.M29]+[.N29]+[.O29])/3" office:value-type="float" office:value="4255.33333333333" calcext:value-type="float">
            <text:p>4255,3333333333</text:p>
          </table:table-cell>
          <table:table-cell table:formula="of:=([.G29]+[.H29]+[.I29]+[.J29]+[.K29])/5" office:value-type="float" office:value="4244.8" calcext:value-type="float">
            <text:p>4244,8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formula="of:=([.M30]+[.N30]+[.O30])/3" office:value-type="float" office:value="4119.33333333333" calcext:value-type="float">
            <text:p>4119,3333333333</text:p>
          </table:table-cell>
          <table:table-cell table:formula="of:=([.G30]+[.H30]+[.I30]+[.J30]+[.K30])/5" office:value-type="float" office:value="3945.4" calcext:value-type="float">
            <text:p>3945,4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5220" calcext:value-type="float">
            <text:p>522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float" office:value="4394" calcext:value-type="float">
            <text:p>4394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formula="of:=([.M31]+[.N31]+[.O31])/3" office:value-type="float" office:value="3862.66666666667" calcext:value-type="float">
            <text:p>3862,6666666667</text:p>
          </table:table-cell>
          <table:table-cell table:formula="of:=([.G31]+[.H31]+[.I31]+[.J31]+[.K31])/5" office:value-type="float" office:value="4049.2" calcext:value-type="float">
            <text:p>4049,2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office:value-type="float" office:value="3836" calcext:value-type="float">
            <text:p>3836</text:p>
          </table:table-cell>
          <table:table-cell office:value-type="float" office:value="4000" calcext:value-type="float">
            <text:p>4000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4394" calcext:value-type="float">
            <text:p>439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2]+[.N32]+[.O32])/3" office:value-type="float" office:value="3862.66666666667" calcext:value-type="float">
            <text:p>3862,6666666667</text:p>
          </table:table-cell>
          <table:table-cell table:formula="of:=([.G32]+[.H32]+[.I32]+[.J32]+[.K32])/5" office:value-type="float" office:value="4049.2" calcext:value-type="float">
            <text:p>4049,2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3]+[.N33]+[.O33])/3" office:value-type="float" office:value="4350.66666666667" calcext:value-type="float">
            <text:p>4350,6666666667</text:p>
          </table:table-cell>
          <table:table-cell table:formula="of:=([.G33]+[.H33]+[.I33]+[.J33]+[.K33])/5" office:value-type="float" office:value="4283.6" calcext:value-type="float">
            <text:p>4283,6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3836" calcext:value-type="float">
            <text:p>3836</text:p>
          </table:table-cell>
          <table:table-cell office:value-type="float" office:value="3953" calcext:value-type="float">
            <text:p>3953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3624" calcext:value-type="float">
            <text:p>3624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formula="of:=([.M34]+[.N34]+[.O34])/3" office:value-type="float" office:value="4817" calcext:value-type="float">
            <text:p>4817</text:p>
          </table:table-cell>
          <table:table-cell table:formula="of:=([.G34]+[.H34]+[.I34]+[.J34]+[.K34])/5" office:value-type="float" office:value="4561" calcext:value-type="float">
            <text:p>4561</text:p>
          </table:table-cell>
          <table:table-cell table:number-columns-repeated="4"/>
          <table:table-cell office:value-type="float" office:value="3861" calcext:value-type="float">
            <text:p>3861</text:p>
          </table:table-cell>
          <table:table-cell office:value-type="float" office:value="4128" calcext:value-type="float">
            <text:p>4128</text:p>
          </table:table-cell>
          <table:table-cell office:value-type="float" office:value="4468" calcext:value-type="float">
            <text:p>4468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3624" calcext:value-type="float">
            <text:p>3624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5]+[.N35]+[.O35])/3" office:value-type="float" office:value="4817" calcext:value-type="float">
            <text:p>4817</text:p>
          </table:table-cell>
          <table:table-cell table:formula="of:=([.G35]+[.H35]+[.I35]+[.J35]+[.K35])/5" office:value-type="float" office:value="4561" calcext:value-type="float">
            <text:p>4561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6]+[.N36]+[.O36])/3" office:value-type="float" office:value="4615" calcext:value-type="float">
            <text:p>4615</text:p>
          </table:table-cell>
          <table:table-cell table:formula="of:=([.G36]+[.H36]+[.I36]+[.J36]+[.K36])/5" office:value-type="float" office:value="4536" calcext:value-type="float">
            <text:p>4536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128" calcext:value-type="float">
            <text:p>4128</text:p>
          </table:table-cell>
          <table:table-cell office:value-type="float" office:value="4833" calcext:value-type="float">
            <text:p>4833</text:p>
          </table:table-cell>
          <table:table-cell/>
          <table:table-cell office:value-type="float" office:value="4880" calcext:value-type="float">
            <text:p>4880</text:p>
          </table:table-cell>
          <table:table-cell office:value-type="float" office:value="5023" calcext:value-type="float">
            <text:p>5023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formula="of:=([.M37]+[.N37]+[.O37])/3" office:value-type="float" office:value="4318" calcext:value-type="float">
            <text:p>4318</text:p>
          </table:table-cell>
          <table:table-cell table:formula="of:=([.G37]+[.H37]+[.I37]+[.J37]+[.K37])/5" office:value-type="float" office:value="4338.2" calcext:value-type="float">
            <text:p>4338,2</text:p>
          </table:table-cell>
          <table:table-cell table:number-columns-repeated="4"/>
          <table:table-cell table:number-columns-repeated="2" office:value-type="float" office:value="4891" calcext:value-type="float">
            <text:p>4891</text:p>
          </table:table-cell>
          <table:table-cell office:value-type="float" office:value="4062" calcext:value-type="float">
            <text:p>4062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5023" calcext:value-type="float">
            <text:p>5023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38]+[.N38]+[.O38])/3" office:value-type="float" office:value="4318" calcext:value-type="float">
            <text:p>4318</text:p>
          </table:table-cell>
          <table:table-cell table:formula="of:=([.G38]+[.H38]+[.I38]+[.J38]+[.K38])/5" office:value-type="float" office:value="4338.2" calcext:value-type="float">
            <text:p>4338,2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39]+[.N39]+[.O39])/3" office:value-type="float" office:value="6138.66666666667" calcext:value-type="float">
            <text:p>6138,6666666667</text:p>
          </table:table-cell>
          <table:table-cell table:formula="of:=([.G39]+[.H39]+[.I39]+[.J39]+[.K39])/5" office:value-type="float" office:value="4893.6" calcext:value-type="float">
            <text:p>4893,6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4891" calcext:value-type="float">
            <text:p>4891</text:p>
          </table:table-cell>
          <table:table-cell office:value-type="float" office:value="3945" calcext:value-type="float">
            <text:p>3945</text:p>
          </table:table-cell>
          <table:table-cell/>
          <table:table-cell office:value-type="float" office:value="4219" calcext:value-type="float">
            <text:p>4219</text:p>
          </table:table-cell>
          <table:table-cell office:value-type="float" office:value="4132" calcext:value-type="float">
            <text:p>4132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table:formula="of:=([.M40]+[.N40]+[.O40])/3" office:value-type="float" office:value="7209" calcext:value-type="float">
            <text:p>7209</text:p>
          </table:table-cell>
          <table:table-cell table:formula="of:=([.G40]+[.H40]+[.I40]+[.J40]+[.K40])/5" office:value-type="float" office:value="6278.4" calcext:value-type="float">
            <text:p>6278,4</text:p>
          </table:table-cell>
          <table:table-cell table:number-columns-repeated="4"/>
          <table:table-cell office:value-type="float" office:value="4183" calcext:value-type="float">
            <text:p>4183</text:p>
          </table:table-cell>
          <table:table-cell office:value-type="float" office:value="3894" calcext:value-type="float">
            <text:p>3894</text:p>
          </table:table-cell>
          <table:table-cell office:value-type="float" office:value="4778" calcext:value-type="float">
            <text:p>4778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4132" calcext:value-type="float">
            <text:p>4132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1]+[.N41]+[.O41])/3" office:value-type="float" office:value="7209" calcext:value-type="float">
            <text:p>7209</text:p>
          </table:table-cell>
          <table:table-cell table:formula="of:=([.G41]+[.H41]+[.I41]+[.J41]+[.K41])/5" office:value-type="float" office:value="6278.4" calcext:value-type="float">
            <text:p>6278,4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2]+[.N42]+[.O42])/3" office:value-type="float" office:value="5073" calcext:value-type="float">
            <text:p>5073</text:p>
          </table:table-cell>
          <table:table-cell table:formula="of:=([.G42]+[.H42]+[.I42]+[.J42]+[.K42])/5" office:value-type="float" office:value="6073.8" calcext:value-type="float">
            <text:p>6073,8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3894" calcext:value-type="float">
            <text:p>3894</text:p>
          </table:table-cell>
          <table:table-cell office:value-type="float" office:value="7719" calcext:value-type="float">
            <text:p>7719</text:p>
          </table:table-cell>
          <table:table-cell/>
          <table:table-cell office:value-type="float" office:value="7186" calcext:value-type="float">
            <text:p>7186</text:p>
          </table:table-cell>
          <table:table-cell office:value-type="float" office:value="7343" calcext:value-type="float">
            <text:p>734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formula="of:=([.M43]+[.N43]+[.O43])/3" office:value-type="float" office:value="3949" calcext:value-type="float">
            <text:p>3949</text:p>
          </table:table-cell>
          <table:table-cell table:formula="of:=([.G43]+[.H43]+[.I43]+[.J43]+[.K43])/5" office:value-type="float" office:value="4689.8" calcext:value-type="float">
            <text:p>4689,8</text:p>
          </table:table-cell>
          <table:table-cell table:number-columns-repeated="4"/>
          <table:table-cell office:value-type="float" office:value="6700" calcext:value-type="float">
            <text:p>6700</text:p>
          </table:table-cell>
          <table:table-cell office:value-type="float" office:value="6989" calcext:value-type="float">
            <text:p>6989</text:p>
          </table:table-cell>
          <table:table-cell office:value-type="float" office:value="6090" calcext:value-type="float">
            <text:p>6090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7343" calcext:value-type="float">
            <text:p>7343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4]+[.N44]+[.O44])/3" office:value-type="float" office:value="3949" calcext:value-type="float">
            <text:p>3949</text:p>
          </table:table-cell>
          <table:table-cell table:formula="of:=([.G44]+[.H44]+[.I44]+[.J44]+[.K44])/5" office:value-type="float" office:value="5337.8" calcext:value-type="float">
            <text:p>5337,8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5]+[.N45]+[.O45])/3" office:value-type="float" office:value="5422.33333333333" calcext:value-type="float">
            <text:p>5422,3333333333</text:p>
          </table:table-cell>
          <table:table-cell table:formula="of:=([.G45]+[.H45]+[.I45]+[.J45]+[.K45])/5" office:value-type="float" office:value="5183" calcext:value-type="float">
            <text:p>5183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6988" calcext:value-type="float">
            <text:p>6988</text:p>
          </table:table-cell>
          <table:table-cell office:value-type="float" office:value="3602" calcext:value-type="float">
            <text:p>3602</text:p>
          </table:table-cell>
          <table:table-cell/>
          <table:table-cell office:value-type="float" office:value="3748" calcext:value-type="float">
            <text:p>3748</text:p>
          </table:table-cell>
          <table:table-cell office:value-type="float" office:value="3971" calcext:value-type="float">
            <text:p>3971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formula="of:=([.M46]+[.N46]+[.O46])/3" office:value-type="float" office:value="6167.66666666667" calcext:value-type="float">
            <text:p>6167,6666666667</text:p>
          </table:table-cell>
          <table:table-cell table:formula="of:=([.G46]+[.H46]+[.I46]+[.J46]+[.K46])/5" office:value-type="float" office:value="6009.8" calcext:value-type="float">
            <text:p>6009,8</text:p>
          </table:table-cell>
          <table:table-cell table:number-columns-repeated="4"/>
          <table:table-cell office:value-type="float" office:value="6680" calcext:value-type="float">
            <text:p>6680</text:p>
          </table:table-cell>
          <table:table-cell office:value-type="float" office:value="4074" calcext:value-type="float">
            <text:p>4074</text:p>
          </table:table-cell>
          <table:table-cell office:value-type="float" office:value="5345" calcext:value-type="float">
            <text:p>5345</text:p>
          </table:table-cell>
          <table:table-cell office:value-type="float" office:value="4073" calcext:value-type="float">
            <text:p>4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3971" calcext:value-type="float">
            <text:p>3971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7]+[.N47]+[.O47])/3" office:value-type="float" office:value="6167.66666666667" calcext:value-type="float">
            <text:p>6167,6666666667</text:p>
          </table:table-cell>
          <table:table-cell table:formula="of:=([.G47]+[.H47]+[.I47]+[.J47]+[.K47])/5" office:value-type="float" office:value="6009.8" calcext:value-type="float">
            <text:p>6009,8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207" calcext:value-type="float">
            <text:p>6207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8]+[.N48]+[.O48])/3" office:value-type="float" office:value="4930.66666666667" calcext:value-type="float">
            <text:p>4930,6666666667</text:p>
          </table:table-cell>
          <table:table-cell table:formula="of:=([.G48]+[.H48]+[.I48]+[.J48]+[.K48])/5" office:value-type="float" office:value="5337.4" calcext:value-type="float">
            <text:p>5337,4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5221" calcext:value-type="float">
            <text:p>5221</text:p>
          </table:table-cell>
          <table:table-cell office:value-type="float" office:value="7073" calcext:value-type="float">
            <text:p>7073</text:p>
          </table:table-cell>
          <table:table-cell office:value-type="float" office:value="5743" calcext:value-type="float">
            <text:p>5743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207" calcext:value-type="float">
            <text:p>6207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formula="of:=([.M49]+[.N49]+[.O49])/3" office:value-type="float" office:value="4224.66666666667" calcext:value-type="float">
            <text:p>4224,6666666667</text:p>
          </table:table-cell>
          <table:table-cell table:formula="of:=([.G49]+[.H49]+[.I49]+[.J49]+[.K49])/5" office:value-type="float" office:value="4567.2" calcext:value-type="float">
            <text:p>4567,2</text:p>
          </table:table-cell>
          <table:table-cell table:number-columns-repeated="4"/>
          <table:table-cell office:value-type="float" office:value="5816" calcext:value-type="float">
            <text:p>5816</text:p>
          </table:table-cell>
          <table:table-cell office:value-type="float" office:value="6196" calcext:value-type="float">
            <text:p>6196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6207" calcext:value-type="float">
            <text:p>6207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0]+[.N50]+[.O50])/3" office:value-type="float" office:value="4224.66666666667" calcext:value-type="float">
            <text:p>4224,6666666667</text:p>
          </table:table-cell>
          <table:table-cell table:formula="of:=([.G50]+[.H50]+[.I50]+[.J50]+[.K50])/5" office:value-type="float" office:value="4567.2" calcext:value-type="float">
            <text:p>4567,2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4089" calcext:value-type="float">
            <text:p>4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1]+[.N51]+[.O51])/3" office:value-type="float" office:value="6200" calcext:value-type="float">
            <text:p>6200</text:p>
          </table:table-cell>
          <table:table-cell table:formula="of:=([.G51]+[.H51]+[.I51]+[.J51]+[.K51])/5" office:value-type="float" office:value="5176.6" calcext:value-type="float">
            <text:p>5176,6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4454" calcext:value-type="float">
            <text:p>4454</text:p>
          </table:table-cell>
          <table:table-cell office:value-type="float" office:value="5834" calcext:value-type="float">
            <text:p>5834</text:p>
          </table:table-cell>
          <table:table-cell office:value-type="float" office:value="4387" calcext:value-type="float">
            <text:p>4387</text:p>
          </table:table-cell>
          <table:table-cell/>
          <table:table-cell office:value-type="float" office:value="4612" calcext:value-type="float">
            <text:p>4612</text:p>
          </table:table-cell>
          <table:table-cell office:value-type="float" office:value="4089" calcext:value-type="float">
            <text:p>4089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formula="of:=([.M52]+[.N52]+[.O52])/3" office:value-type="float" office:value="7249.33333333333" calcext:value-type="float">
            <text:p>7249,3333333333</text:p>
          </table:table-cell>
          <table:table-cell table:formula="of:=([.G52]+[.H52]+[.I52]+[.J52]+[.K52])/5" office:value-type="float" office:value="6272" calcext:value-type="float">
            <text:p>6272</text:p>
          </table:table-cell>
          <table:table-cell table:number-columns-repeated="4"/>
          <table:table-cell office:value-type="float" office:value="4081" calcext:value-type="float">
            <text:p>4081</text:p>
          </table:table-cell>
          <table:table-cell office:value-type="float" office:value="4080" calcext:value-type="float">
            <text:p>4080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4089" calcext:value-type="float">
            <text:p>4089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3]+[.N53]+[.O53])/3" office:value-type="float" office:value="7249.33333333333" calcext:value-type="float">
            <text:p>7249,3333333333</text:p>
          </table:table-cell>
          <table:table-cell table:formula="of:=([.G53]+[.H53]+[.I53]+[.J53]+[.K53])/5" office:value-type="float" office:value="6272" calcext:value-type="float">
            <text:p>6272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237" calcext:value-type="float">
            <text:p>7237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4]+[.N54]+[.O54])/3" office:value-type="float" office:value="11149.6666666667" calcext:value-type="float">
            <text:p>11149,6666666667</text:p>
          </table:table-cell>
          <table:table-cell table:formula="of:=([.G54]+[.H54]+[.I54]+[.J54]+[.K54])/5" office:value-type="float" office:value="5870.8" calcext:value-type="float">
            <text:p>5870,8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6630" calcext:value-type="float">
            <text:p>6630</text:p>
          </table:table-cell>
          <table:table-cell office:value-type="float" office:value="4443" calcext:value-type="float">
            <text:p>4443</text:p>
          </table:table-cell>
          <table:table-cell office:value-type="float" office:value="6649" calcext:value-type="float">
            <text:p>6649</text:p>
          </table:table-cell>
          <table:table-cell/>
          <table:table-cell office:value-type="float" office:value="7230" calcext:value-type="float">
            <text:p>7230</text:p>
          </table:table-cell>
          <table:table-cell office:value-type="float" office:value="7237" calcext:value-type="float">
            <text:p>7237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table:formula="of:=([.M55]+[.N55]+[.O55])/3" office:value-type="float" office:value="12883.6666666667" calcext:value-type="float">
            <text:p>12883,6666666667</text:p>
          </table:table-cell>
          <table:table-cell table:formula="of:=([.G55]+[.H55]+[.I55]+[.J55]+[.K55])/5" office:value-type="float" office:value="5232" calcext:value-type="float">
            <text:p>5232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office:value-type="float" office:value="6638" calcext:value-type="float">
            <text:p>6638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7237" calcext:value-type="float">
            <text:p>7237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6]+[.N56]+[.O56])/3" office:value-type="float" office:value="12883.6666666667" calcext:value-type="float">
            <text:p>12883,6666666667</text:p>
          </table:table-cell>
          <table:table-cell table:formula="of:=([.G56]+[.H56]+[.I56]+[.J56]+[.K56])/5" office:value-type="float" office:value="5232" calcext:value-type="float">
            <text:p>5232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12439" calcext:value-type="float">
            <text:p>12439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7]+[.N57]+[.O57])/3" office:value-type="float" office:value="12673.3333333333" calcext:value-type="float">
            <text:p>12673,3333333333</text:p>
          </table:table-cell>
          <table:table-cell table:formula="of:=([.G57]+[.H57]+[.I57]+[.J57]+[.K57])/5" office:value-type="float" office:value="5894.6" calcext:value-type="float">
            <text:p>5894,6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4168" calcext:value-type="float">
            <text:p>4168</text:p>
          </table:table-cell>
          <table:table-cell office:value-type="float" office:value="6638" calcext:value-type="float">
            <text:p>6638</text:p>
          </table:table-cell>
          <table:table-cell office:value-type="float" office:value="4910" calcext:value-type="float">
            <text:p>4910</text:p>
          </table:table-cell>
          <table:table-cell/>
          <table:table-cell office:value-type="float" office:value="13320" calcext:value-type="float">
            <text:p>13320</text:p>
          </table:table-cell>
          <table:table-cell office:value-type="float" office:value="12439" calcext:value-type="float">
            <text:p>12439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table:formula="of:=([.M58]+[.N58]+[.O58])/3" office:value-type="float" office:value="13244.6666666667" calcext:value-type="float">
            <text:p>13244,6666666667</text:p>
          </table:table-cell>
          <table:table-cell table:formula="of:=([.G58]+[.H58]+[.I58]+[.J58]+[.K58])/5" office:value-type="float" office:value="6071.6" calcext:value-type="float">
            <text:p>6071,6</text:p>
          </table:table-cell>
          <table:table-cell table:number-columns-repeated="4"/>
          <table:table-cell office:value-type="float" office:value="5041" calcext:value-type="float">
            <text:p>5041</text:p>
          </table:table-cell>
          <table:table-cell office:value-type="float" office:value="5403" calcext:value-type="float">
            <text:p>5403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2439" calcext:value-type="float">
            <text:p>12439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59]+[.N59]+[.O59])/3" office:value-type="float" office:value="13244.6666666667" calcext:value-type="float">
            <text:p>13244,6666666667</text:p>
          </table:table-cell>
          <table:table-cell table:formula="of:=([.G59]+[.H59]+[.I59]+[.J59]+[.K59])/5" office:value-type="float" office:value="6071.6" calcext:value-type="float">
            <text:p>6071,6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4153" calcext:value-type="float">
            <text:p>14153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60]+[.N60]+[.O60])/3" office:value-type="float" office:value="12076.6666666667" calcext:value-type="float">
            <text:p>12076,6666666667</text:p>
          </table:table-cell>
          <table:table-cell table:formula="of:=([.G60]+[.H60]+[.I60]+[.J60]+[.K60])/5" office:value-type="float" office:value="5168" calcext:value-type="float">
            <text:p>5168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7905" calcext:value-type="float">
            <text:p>7905</text:p>
          </table:table-cell>
          <table:table-cell office:value-type="float" office:value="5403" calcext:value-type="float">
            <text:p>5403</text:p>
          </table:table-cell>
          <table:table-cell office:value-type="float" office:value="5721" calcext:value-type="float">
            <text:p>5721</text:p>
          </table:table-cell>
          <table:table-cell/>
          <table:table-cell office:value-type="float" office:value="12859" calcext:value-type="float">
            <text:p>12859</text:p>
          </table:table-cell>
          <table:table-cell office:value-type="float" office:value="14153" calcext:value-type="float">
            <text:p>14153</text:p>
          </table:table-cell>
          <table:table-cell office:value-type="float" office:value="12722" calcext:value-type="float">
            <text:p>12722</text:p>
          </table:table-cell>
        </table:table-row>
        <table:table-row table:style-name="ro1">
          <table:table-cell table:formula="of:=([.M61]+[.N61]+[.O61])/3" office:value-type="float" office:value="11005" calcext:value-type="float">
            <text:p>11005</text:p>
          </table:table-cell>
          <table:table-cell table:formula="of:=([.G61]+[.H61]+[.I61]+[.J61]+[.K61])/5" office:value-type="float" office:value="5578.4" calcext:value-type="float">
            <text:p>5578,4</text:p>
          </table:table-cell>
          <table:table-cell table:number-columns-repeated="4"/>
          <table:table-cell office:value-type="float" office:value="6185" calcext:value-type="float">
            <text:p>6185</text:p>
          </table:table-cell>
          <table:table-cell office:value-type="float" office:value="5144" calcext:value-type="float">
            <text:p>5144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4153" calcext:value-type="float">
            <text:p>14153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2]+[.N62]+[.O62])/3" office:value-type="float" office:value="11005" calcext:value-type="float">
            <text:p>11005</text:p>
          </table:table-cell>
          <table:table-cell table:formula="of:=([.G62]+[.H62]+[.I62]+[.J62]+[.K62])/5" office:value-type="float" office:value="5578.4" calcext:value-type="float">
            <text:p>5578,4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0938" calcext:value-type="float">
            <text:p>109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3]+[.N63]+[.O63])/3" office:value-type="float" office:value="8552.33333333333" calcext:value-type="float">
            <text:p>8552,3333333333</text:p>
          </table:table-cell>
          <table:table-cell table:formula="of:=([.G63]+[.H63]+[.I63]+[.J63]+[.K63])/5" office:value-type="float" office:value="5905.6" calcext:value-type="float">
            <text:p>5905,6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5451" calcext:value-type="float">
            <text:p>5451</text:p>
          </table:table-cell>
          <table:table-cell office:value-type="float" office:value="5144" calcext:value-type="float">
            <text:p>514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float" office:value="11548" calcext:value-type="float">
            <text:p>11548</text:p>
          </table:table-cell>
          <table:table-cell office:value-type="float" office:value="10938" calcext:value-type="float">
            <text:p>109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4]+[.N64]+[.O64])/3" office:value-type="float" office:value="8552.33333333333" calcext:value-type="float">
            <text:p>8552,3333333333</text:p>
          </table:table-cell>
          <table:table-cell table:formula="of:=([.G64]+[.H64]+[.I64]+[.J64]+[.K64])/5" office:value-type="float" office:value="4791.4" calcext:value-type="float">
            <text:p>4791,4</text:p>
          </table:table-cell>
          <table:table-cell table:number-columns-repeated="4"/>
          <table:table-cell office:value-type="float" office:value="6170" calcext:value-type="float">
            <text:p>6170</text:p>
          </table:table-cell>
          <table:table-cell office:value-type="float" office:value="7211" calcext:value-type="float">
            <text:p>7211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5]+[.N65]+[.O65])/3" office:value-type="float" office:value="8552.33333333333" calcext:value-type="float">
            <text:p>8552,3333333333</text:p>
          </table:table-cell>
          <table:table-cell table:formula="of:=([.G65]+[.H65]+[.I65]+[.J65]+[.K65])/5" office:value-type="float" office:value="4791.4" calcext:value-type="float">
            <text:p>4791,4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6]+[.N66]+[.O66])/3" office:value-type="float" office:value="8945.33333333333" calcext:value-type="float">
            <text:p>8945,3333333333</text:p>
          </table:table-cell>
          <table:table-cell table:formula="of:=([.G66]+[.H66]+[.I66]+[.J66]+[.K66])/5" office:value-type="float" office:value="5465" calcext:value-type="float">
            <text:p>5465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3850" calcext:value-type="float">
            <text:p>3850</text:p>
          </table:table-cell>
          <table:table-cell office:value-type="float" office:value="6821" calcext:value-type="float">
            <text:p>6821</text:p>
          </table:table-cell>
          <table:table-cell office:value-type="float" office:value="5476" calcext:value-type="float">
            <text:p>5476</text:p>
          </table:table-cell>
          <table:table-cell/>
          <table:table-cell office:value-type="float" office:value="7690" calcext:value-type="float">
            <text:p>7690</text:p>
          </table:table-cell>
          <table:table-cell office:value-type="float" office:value="7438" calcext:value-type="float">
            <text:p>743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table:formula="of:=([.M67]+[.N67]+[.O67])/3" office:value-type="float" office:value="8945.33333333333" calcext:value-type="float">
            <text:p>8945,3333333333</text:p>
          </table:table-cell>
          <table:table-cell table:formula="of:=([.G67]+[.H67]+[.I67]+[.J67]+[.K67])/5" office:value-type="float" office:value="6056.2" calcext:value-type="float">
            <text:p>6056,2</text:p>
          </table:table-cell>
          <table:table-cell table:number-columns-repeated="4"/>
          <table:table-cell table:number-columns-repeated="2" office:value-type="float" office:value="3905" calcext:value-type="float">
            <text:p>3905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68]+[.N68]+[.O68])/3" office:value-type="float" office:value="8945.33333333333" calcext:value-type="float">
            <text:p>8945,3333333333</text:p>
          </table:table-cell>
          <table:table-cell table:formula="of:=([.G68]+[.H68]+[.I68]+[.J68]+[.K68])/5" office:value-type="float" office:value="6056.2" calcext:value-type="float">
            <text:p>6056,2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69]+[.N69]+[.O69])/3" office:value-type="float" office:value="11992.3333333333" calcext:value-type="float">
            <text:p>11992,3333333333</text:p>
          </table:table-cell>
          <table:table-cell table:formula="of:=([.G69]+[.H69]+[.I69]+[.J69]+[.K69])/5" office:value-type="float" office:value="6249.4" calcext:value-type="float">
            <text:p>6249,4</text:p>
          </table:table-cell>
          <table:table-cell table:number-columns-repeated="4"/>
          <table:table-cell office:value-type="float" office:value="5710" calcext:value-type="float">
            <text:p>5710</text:p>
          </table:table-cell>
          <table:table-cell office:value-type="float" office:value="5056" calcext:value-type="float">
            <text:p>5056</text:p>
          </table:table-cell>
          <table:table-cell office:value-type="float" office:value="6893" calcext:value-type="float">
            <text:p>6893</text:p>
          </table:table-cell>
          <table:table-cell office:value-type="float" office:value="4296" calcext:value-type="float">
            <text:p>4296</text:p>
          </table:table-cell>
          <table:table-cell office:value-type="float" office:value="8326" calcext:value-type="float">
            <text:p>8326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9988" calcext:value-type="float">
            <text:p>9988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table:formula="of:=([.M70]+[.N70]+[.O70])/3" office:value-type="float" office:value="11992.3333333333" calcext:value-type="float">
            <text:p>11992,3333333333</text:p>
          </table:table-cell>
          <table:table-cell table:formula="of:=([.G70]+[.H70]+[.I70]+[.J70]+[.K70])/5" office:value-type="float" office:value="6776.8" calcext:value-type="float">
            <text:p>6776,8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5056" calcext:value-type="float">
            <text:p>5056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1]+[.N71]+[.O71])/3" office:value-type="float" office:value="11992.3333333333" calcext:value-type="float">
            <text:p>11992,3333333333</text:p>
          </table:table-cell>
          <table:table-cell table:formula="of:=([.G71]+[.H71]+[.I71]+[.J71]+[.K71])/5" office:value-type="float" office:value="6776.8" calcext:value-type="float">
            <text:p>6776,8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2]+[.N72]+[.O72])/3" office:value-type="float" office:value="10526" calcext:value-type="float">
            <text:p>10526</text:p>
          </table:table-cell>
          <table:table-cell table:formula="of:=([.G72]+[.H72]+[.I72]+[.J72]+[.K72])/5" office:value-type="float" office:value="7018.2" calcext:value-type="float">
            <text:p>7018,2</text:p>
          </table:table-cell>
          <table:table-cell table:number-columns-repeated="4"/>
          <table:table-cell office:value-type="float" office:value="7039" calcext:value-type="float">
            <text:p>7039</text:p>
          </table:table-cell>
          <table:table-cell office:value-type="float" office:value="7693" calcext:value-type="float">
            <text:p>7693</text:p>
          </table:table-cell>
          <table:table-cell office:value-type="float" office:value="6616" calcext:value-type="float">
            <text:p>6616</text:p>
          </table:table-cell>
          <table:table-cell office:value-type="float" office:value="5056" calcext:value-type="float">
            <text:p>5056</text:p>
          </table:table-cell>
          <table:table-cell office:value-type="float" office:value="7480" calcext:value-type="float">
            <text:p>7480</text:p>
          </table:table-cell>
          <table:table-cell/>
          <table:table-cell office:value-type="float" office:value="12717" calcext:value-type="float">
            <text:p>12717</text:p>
          </table:table-cell>
          <table:table-cell office:value-type="float" office:value="12750" calcext:value-type="float">
            <text:p>12750</text:p>
          </table:table-cell>
          <table:table-cell office:value-type="float" office:value="10510" calcext:value-type="float">
            <text:p>10510</text:p>
          </table:table-cell>
        </table:table-row>
        <table:table-row table:style-name="ro1">
          <table:table-cell table:formula="of:=([.M73]+[.N73]+[.O73])/3" office:value-type="float" office:value="10526" calcext:value-type="float">
            <text:p>10526</text:p>
          </table:table-cell>
          <table:table-cell table:formula="of:=([.G73]+[.H73]+[.I73]+[.J73]+[.K73])/5" office:value-type="float" office:value="6639.8" calcext:value-type="float">
            <text:p>6639,8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7693" calcext:value-type="float">
            <text:p>7693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4]+[.N74]+[.O74])/3" office:value-type="float" office:value="10526" calcext:value-type="float">
            <text:p>10526</text:p>
          </table:table-cell>
          <table:table-cell table:formula="of:=([.G74]+[.H74]+[.I74]+[.J74]+[.K74])/5" office:value-type="float" office:value="6639.8" calcext:value-type="float">
            <text:p>6639,8</text:p>
          </table:table-cell>
          <table:table-cell table:number-columns-repeated="4"/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5]+[.N75]+[.O75])/3" office:value-type="float" office:value="15542.6666666667" calcext:value-type="float">
            <text:p>15542,6666666667</text:p>
          </table:table-cell>
          <table:table-cell table:formula="of:=([.G75]+[.H75]+[.I75]+[.J75]+[.K75])/5" office:value-type="float" office:value="6970" calcext:value-type="float">
            <text:p>6970</text:p>
          </table:table-cell>
          <table:table-cell table:number-columns-repeated="4"/>
          <table:table-cell table:number-columns-repeated="2" office:value-type="float" office:value="5801" calcext:value-type="float">
            <text:p>5801</text:p>
          </table:table-cell>
          <table:table-cell office:value-type="float" office:value="6638" calcext:value-type="float">
            <text:p>6638</text:p>
          </table:table-cell>
          <table:table-cell office:value-type="float" office:value="7693" calcext:value-type="float">
            <text:p>7693</text:p>
          </table:table-cell>
          <table:table-cell office:value-type="float" office:value="7266" calcext:value-type="float">
            <text:p>7266</text:p>
          </table:table-cell>
          <table:table-cell/>
          <table:table-cell office:value-type="float" office:value="9473" calcext:value-type="float">
            <text:p>9473</text:p>
          </table:table-cell>
          <table:table-cell office:value-type="float" office:value="9911" calcext:value-type="float">
            <text:p>9911</text:p>
          </table:table-cell>
          <table:table-cell office:value-type="float" office:value="12194" calcext:value-type="float">
            <text:p>12194</text:p>
          </table:table-cell>
        </table:table-row>
        <table:table-row table:style-name="ro1">
          <table:table-cell table:formula="of:=([.M76]+[.N76]+[.O76])/3" office:value-type="float" office:value="15542.6666666667" calcext:value-type="float">
            <text:p>15542,6666666667</text:p>
          </table:table-cell>
          <table:table-cell table:formula="of:=([.G76]+[.H76]+[.I76]+[.J76]+[.K76])/5" office:value-type="float" office:value="7214" calcext:value-type="float">
            <text:p>7214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5801" calcext:value-type="float">
            <text:p>580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7]+[.N77]+[.O77])/3" office:value-type="float" office:value="15542.6666666667" calcext:value-type="float">
            <text:p>15542,6666666667</text:p>
          </table:table-cell>
          <table:table-cell table:formula="of:=([.G77]+[.H77]+[.I77]+[.J77]+[.K77])/5" office:value-type="float" office:value="7214" calcext:value-type="float">
            <text:p>7214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8]+[.N78]+[.O78])/3" office:value-type="float" office:value="11182.6666666667" calcext:value-type="float">
            <text:p>11182,6666666667</text:p>
          </table:table-cell>
          <table:table-cell table:formula="of:=([.G78]+[.H78]+[.I78]+[.J78]+[.K78])/5" office:value-type="float" office:value="6422" calcext:value-type="float">
            <text:p>6422</text:p>
          </table:table-cell>
          <table:table-cell table:number-columns-repeated="4"/>
          <table:table-cell office:value-type="float" office:value="7347" calcext:value-type="float">
            <text:p>7347</text:p>
          </table:table-cell>
          <table:table-cell office:value-type="float" office:value="7021" calcext:value-type="float">
            <text:p>7021</text:p>
          </table:table-cell>
          <table:table-cell office:value-type="float" office:value="7106" calcext:value-type="float">
            <text:p>7106</text:p>
          </table:table-cell>
          <table:table-cell office:value-type="float" office:value="5801" calcext:value-type="float">
            <text:p>5801</text:p>
          </table:table-cell>
          <table:table-cell office:value-type="float" office:value="8795" calcext:value-type="float">
            <text:p>8795</text:p>
          </table:table-cell>
          <table:table-cell/>
          <table:table-cell office:value-type="float" office:value="15190" calcext:value-type="float">
            <text:p>15190</text:p>
          </table:table-cell>
          <table:table-cell office:value-type="float" office:value="21936" calcext:value-type="float">
            <text:p>21936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table:formula="of:=([.M79]+[.N79]+[.O79])/3" office:value-type="float" office:value="11182.6666666667" calcext:value-type="float">
            <text:p>11182,6666666667</text:p>
          </table:table-cell>
          <table:table-cell table:formula="of:=([.G79]+[.H79]+[.I79]+[.J79]+[.K79])/5" office:value-type="float" office:value="6188.2" calcext:value-type="float">
            <text:p>6188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7021" calcext:value-type="float">
            <text:p>7021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0]+[.N80]+[.O80])/3" office:value-type="float" office:value="11182.6666666667" calcext:value-type="float">
            <text:p>11182,6666666667</text:p>
          </table:table-cell>
          <table:table-cell table:formula="of:=([.G80]+[.H80]+[.I80]+[.J80]+[.K80])/5" office:value-type="float" office:value="6188.2" calcext:value-type="float">
            <text:p>6188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1]+[.N81]+[.O81])/3" office:value-type="float" office:value="11483.3333333333" calcext:value-type="float">
            <text:p>11483,3333333333</text:p>
          </table:table-cell>
          <table:table-cell table:formula="of:=([.G81]+[.H81]+[.I81]+[.J81]+[.K81])/5" office:value-type="float" office:value="5499.2" calcext:value-type="float">
            <text:p>5499,2</text:p>
          </table:table-cell>
          <table:table-cell table:number-columns-repeated="4"/>
          <table:table-cell office:value-type="float" office:value="5527" calcext:value-type="float">
            <text:p>5527</text:p>
          </table:table-cell>
          <table:table-cell office:value-type="float" office:value="5852" calcext:value-type="float">
            <text:p>5852</text:p>
          </table:table-cell>
          <table:table-cell office:value-type="float" office:value="6115" calcext:value-type="float">
            <text:p>6115</text:p>
          </table:table-cell>
          <table:table-cell office:value-type="float" office:value="7021" calcext:value-type="float">
            <text:p>7021</text:p>
          </table:table-cell>
          <table:table-cell office:value-type="float" office:value="6426" calcext:value-type="float">
            <text:p>6426</text:p>
          </table:table-cell>
          <table:table-cell/>
          <table:table-cell office:value-type="float" office:value="8947" calcext:value-type="float">
            <text:p>8947</text:p>
          </table:table-cell>
          <table:table-cell office:value-type="float" office:value="8735" calcext:value-type="float">
            <text:p>8735</text:p>
          </table:table-cell>
          <table:table-cell office:value-type="float" office:value="15866" calcext:value-type="float">
            <text:p>15866</text:p>
          </table:table-cell>
        </table:table-row>
        <table:table-row table:style-name="ro1">
          <table:table-cell table:formula="of:=([.M82]+[.N82]+[.O82])/3" office:value-type="float" office:value="11483.3333333333" calcext:value-type="float">
            <text:p>11483,3333333333</text:p>
          </table:table-cell>
          <table:table-cell table:formula="of:=([.G82]+[.H82]+[.I82]+[.J82]+[.K82])/5" office:value-type="float" office:value="5785" calcext:value-type="float">
            <text:p>5785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5852" calcext:value-type="float">
            <text:p>5852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3]+[.N83]+[.O83])/3" office:value-type="float" office:value="11483.3333333333" calcext:value-type="float">
            <text:p>11483,3333333333</text:p>
          </table:table-cell>
          <table:table-cell table:formula="of:=([.G83]+[.H83]+[.I83]+[.J83]+[.K83])/5" office:value-type="float" office:value="5785" calcext:value-type="float">
            <text:p>5785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4]+[.N84]+[.O84])/3" office:value-type="float" office:value="9967.66666666667" calcext:value-type="float">
            <text:p>9967,6666666667</text:p>
          </table:table-cell>
          <table:table-cell table:formula="of:=([.G84]+[.H84]+[.I84]+[.J84]+[.K84])/5" office:value-type="float" office:value="4697.2" calcext:value-type="float">
            <text:p>4697,2</text:p>
          </table:table-cell>
          <table:table-cell table:number-columns-repeated="4"/>
          <table:table-cell office:value-type="float" office:value="7317" calcext:value-type="float">
            <text:p>7317</text:p>
          </table:table-cell>
          <table:table-cell office:value-type="float" office:value="7281" calcext:value-type="float">
            <text:p>7281</text:p>
          </table:table-cell>
          <table:table-cell office:value-type="float" office:value="5191" calcext:value-type="float">
            <text:p>5191</text:p>
          </table:table-cell>
          <table:table-cell office:value-type="float" office:value="5852" calcext:value-type="float">
            <text:p>5852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3382" calcext:value-type="float">
            <text:p>13382</text:p>
          </table:table-cell>
          <table:table-cell office:value-type="float" office:value="12830" calcext:value-type="float">
            <text:p>12830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table:formula="of:=([.M85]+[.N85]+[.O85])/3" office:value-type="float" office:value="9967.66666666667" calcext:value-type="float">
            <text:p>9967,6666666667</text:p>
          </table:table-cell>
          <table:table-cell table:formula="of:=([.G85]+[.H85]+[.I85]+[.J85]+[.K85])/5" office:value-type="float" office:value="3886.8" calcext:value-type="float">
            <text:p>3886,8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7281" calcext:value-type="float">
            <text:p>7281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6]+[.N86]+[.O86])/3" office:value-type="float" office:value="9967.66666666667" calcext:value-type="float">
            <text:p>9967,6666666667</text:p>
          </table:table-cell>
          <table:table-cell table:formula="of:=([.G86]+[.H86]+[.I86]+[.J86]+[.K86])/5" office:value-type="float" office:value="3886.8" calcext:value-type="float">
            <text:p>3886,8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7]+[.N87]+[.O87])/3" office:value-type="float" office:value="12158.6666666667" calcext:value-type="float">
            <text:p>12158,6666666667</text:p>
          </table:table-cell>
          <table:table-cell table:formula="of:=([.G87]+[.H87]+[.I87]+[.J87]+[.K87])/5" office:value-type="float" office:value="4256.2" calcext:value-type="float">
            <text:p>4256,2</text:p>
          </table:table-cell>
          <table:table-cell table:number-columns-repeated="4"/>
          <table:table-cell office:value-type="float" office:value="3193" calcext:value-type="float">
            <text:p>3193</text:p>
          </table:table-cell>
          <table:table-cell office:value-type="float" office:value="3229" calcext:value-type="float">
            <text:p>3229</text:p>
          </table:table-cell>
          <table:table-cell office:value-type="float" office:value="2908" calcext:value-type="float">
            <text:p>2908</text:p>
          </table:table-cell>
          <table:table-cell office:value-type="float" office:value="4922" calcext:value-type="float">
            <text:p>4922</text:p>
          </table:table-cell>
          <table:table-cell office:value-type="float" office:value="5182" calcext:value-type="float">
            <text:p>5182</text:p>
          </table:table-cell>
          <table:table-cell/>
          <table:table-cell office:value-type="float" office:value="8978" calcext:value-type="float">
            <text:p>8978</text:p>
          </table:table-cell>
          <table:table-cell office:value-type="float" office:value="8416" calcext:value-type="float">
            <text:p>8416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1">
          <table:table-cell table:formula="of:=([.M88]+[.N88]+[.O88])/3" office:value-type="float" office:value="12158.6666666667" calcext:value-type="float">
            <text:p>12158,6666666667</text:p>
          </table:table-cell>
          <table:table-cell table:formula="of:=([.G88]+[.H88]+[.I88]+[.J88]+[.K88])/5" office:value-type="float" office:value="4533.6" calcext:value-type="float">
            <text:p>4533,6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3229" calcext:value-type="float">
            <text:p>3229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89]+[.N89]+[.O89])/3" office:value-type="float" office:value="12158.6666666667" calcext:value-type="float">
            <text:p>12158,6666666667</text:p>
          </table:table-cell>
          <table:table-cell table:formula="of:=([.G89]+[.H89]+[.I89]+[.J89]+[.K89])/5" office:value-type="float" office:value="4533.6" calcext:value-type="float">
            <text:p>4533,6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90]+[.N90]+[.O90])/3" office:value-type="float" office:value="10646.3333333333" calcext:value-type="float">
            <text:p>10646,3333333333</text:p>
          </table:table-cell>
          <table:table-cell table:formula="of:=([.G90]+[.H90]+[.I90]+[.J90]+[.K90])/5" office:value-type="float" office:value="4791" calcext:value-type="float">
            <text:p>4791</text:p>
          </table:table-cell>
          <table:table-cell table:number-columns-repeated="4"/>
          <table:table-cell office:value-type="float" office:value="4519" calcext:value-type="float">
            <text:p>4519</text:p>
          </table:table-cell>
          <table:table-cell office:value-type="float" office:value="4616" calcext:value-type="float">
            <text:p>4616</text:p>
          </table:table-cell>
          <table:table-cell office:value-type="float" office:value="5715" calcext:value-type="float">
            <text:p>5715</text:p>
          </table:table-cell>
          <table:table-cell office:value-type="float" office:value="2780" calcext:value-type="float">
            <text:p>2780</text:p>
          </table:table-cell>
          <table:table-cell office:value-type="float" office:value="5038" calcext:value-type="float">
            <text:p>5038</text:p>
          </table:table-cell>
          <table:table-cell/>
          <table:table-cell office:value-type="float" office:value="17467" calcext:value-type="float">
            <text:p>17467</text:p>
          </table:table-cell>
          <table:table-cell office:value-type="float" office:value="11436" calcext:value-type="float">
            <text:p>11436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table:formula="of:=([.M91]+[.N91]+[.O91])/3" office:value-type="float" office:value="10646.3333333333" calcext:value-type="float">
            <text:p>10646,3333333333</text:p>
          </table:table-cell>
          <table:table-cell table:formula="of:=([.G91]+[.H91]+[.I91]+[.J91]+[.K91])/5" office:value-type="float" office:value="4949.2" calcext:value-type="float">
            <text:p>4949,2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4616" calcext:value-type="float">
            <text:p>4616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2]+[.N92]+[.O92])/3" office:value-type="float" office:value="10646.3333333333" calcext:value-type="float">
            <text:p>10646,3333333333</text:p>
          </table:table-cell>
          <table:table-cell table:formula="of:=([.G92]+[.H92]+[.I92]+[.J92]+[.K92])/5" office:value-type="float" office:value="4949.2" calcext:value-type="float">
            <text:p>4949,2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3]+[.N93]+[.O93])/3" office:value-type="float" office:value="18613" calcext:value-type="float">
            <text:p>18613</text:p>
          </table:table-cell>
          <table:table-cell table:formula="of:=([.G93]+[.H93]+[.I93]+[.J93]+[.K93])/5" office:value-type="float" office:value="13367.6" calcext:value-type="float">
            <text:p>13367,6</text:p>
          </table:table-cell>
          <table:table-cell table:number-columns-repeated="4"/>
          <table:table-cell office:value-type="float" office:value="5615" calcext:value-type="float">
            <text:p>5615</text:p>
          </table:table-cell>
          <table:table-cell office:value-type="float" office:value="5407" calcext:value-type="float">
            <text:p>5407</text:p>
          </table:table-cell>
          <table:table-cell office:value-type="float" office:value="5411" calcext:value-type="float">
            <text:p>5411</text:p>
          </table:table-cell>
          <table:table-cell office:value-type="float" office:value="5029" calcext:value-type="float">
            <text:p>5029</text:p>
          </table:table-cell>
          <table:table-cell office:value-type="float" office:value="3284" calcext:value-type="float">
            <text:p>3284</text:p>
          </table:table-cell>
          <table:table-cell/>
          <table:table-cell office:value-type="float" office:value="10080" calcext:value-type="float">
            <text:p>10080</text:p>
          </table:table-cell>
          <table:table-cell office:value-type="float" office:value="10584" calcext:value-type="float">
            <text:p>10584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table:formula="of:=([.M94]+[.N94]+[.O94])/3" office:value-type="float" office:value="18613" calcext:value-type="float">
            <text:p>18613</text:p>
          </table:table-cell>
          <table:table-cell table:formula="of:=([.G94]+[.H94]+[.I94]+[.J94]+[.K94])/5" office:value-type="float" office:value="13367.6" calcext:value-type="float">
            <text:p>13367,6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5]+[.N95]+[.O95])/3" office:value-type="float" office:value="18613" calcext:value-type="float">
            <text:p>18613</text:p>
          </table:table-cell>
          <table:table-cell table:formula="of:=([.G95]+[.H95]+[.I95]+[.J95]+[.K95])/5" office:value-type="float" office:value="13373.6" calcext:value-type="float">
            <text:p>13373,6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15" calcext:value-type="float">
            <text:p>1421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6]+[.N96]+[.O96])/3" office:value-type="float" office:value="19154" calcext:value-type="float">
            <text:p>19154</text:p>
          </table:table-cell>
          <table:table-cell table:formula="of:=([.G96]+[.H96]+[.I96]+[.J96]+[.K96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3788" calcext:value-type="float">
            <text:p>13788</text:p>
          </table:table-cell>
          <table:table-cell office:value-type="float" office:value="12710" calcext:value-type="float">
            <text:p>12710</text:p>
          </table:table-cell>
          <table:table-cell office:value-type="float" office:value="14405" calcext:value-type="float">
            <text:p>14405</text:p>
          </table:table-cell>
          <table:table-cell office:value-type="float" office:value="11720" calcext:value-type="float">
            <text:p>11720</text:p>
          </table:table-cell>
          <table:table-cell office:value-type="float" office:value="14245" calcext:value-type="float">
            <text:p>14245</text:p>
          </table:table-cell>
          <table:table-cell/>
          <table:table-cell office:value-type="float" office:value="19545" calcext:value-type="float">
            <text:p>19545</text:p>
          </table:table-cell>
          <table:table-cell office:value-type="float" office:value="25750" calcext:value-type="float">
            <text:p>2575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table:formula="of:=([.M97]+[.N97]+[.O97])/3" office:value-type="float" office:value="19154" calcext:value-type="float">
            <text:p>19154</text:p>
          </table:table-cell>
          <table:table-cell table:formula="of:=([.G97]+[.H97]+[.I97]+[.J97]+[.K97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98]+[.N98]+[.O98])/3" office:value-type="float" office:value="19154" calcext:value-type="float">
            <text:p>19154</text:p>
          </table:table-cell>
          <table:table-cell table:formula="of:=([.G98]+[.H98]+[.I98]+[.J98]+[.K98])/5" office:value-type="float" office:value="11677.4" calcext:value-type="float">
            <text:p>11677,4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99]+[.N99]+[.O99])/3" office:value-type="float" office:value="20039.3333333333" calcext:value-type="float">
            <text:p>20039,3333333333</text:p>
          </table:table-cell>
          <table:table-cell table:formula="of:=([.G99]+[.H99]+[.I99]+[.J99]+[.K99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10401" calcext:value-type="float">
            <text:p>10401</text:p>
          </table:table-cell>
          <table:table-cell office:value-type="float" office:value="12703" calcext:value-type="float">
            <text:p>12703</text:p>
          </table:table-cell>
          <table:table-cell office:value-type="float" office:value="10485" calcext:value-type="float">
            <text:p>10485</text:p>
          </table:table-cell>
          <table:table-cell office:value-type="float" office:value="12717" calcext:value-type="float">
            <text:p>12717</text:p>
          </table:table-cell>
          <table:table-cell office:value-type="float" office:value="12081" calcext:value-type="float">
            <text:p>12081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100]+[.N100]+[.O100])/3" office:value-type="float" office:value="17743.6666666667" calcext:value-type="float">
            <text:p>17743,6666666667</text:p>
          </table:table-cell>
          <table:table-cell table:formula="of:=([.G100]+[.H100]+[.I100]+[.J100]+[.K100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9658" calcext:value-type="float">
            <text:p>19658</text:p>
          </table:table-cell>
          <table:table-cell office:value-type="float" office:value="19724" calcext:value-type="float">
            <text:p>19724</text:p>
          </table:table-cell>
        </table:table-row>
        <table:table-row table:style-name="ro1">
          <table:table-cell table:formula="of:=([.M101]+[.N101]+[.O101])/3" office:value-type="float" office:value="17743.6666666667" calcext:value-type="float">
            <text:p>17743,6666666667</text:p>
          </table:table-cell>
          <table:table-cell table:formula="of:=([.G101]+[.H101]+[.I101]+[.J101]+[.K101])/5" office:value-type="float" office:value="9706.8" calcext:value-type="float">
            <text:p>9706,8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2]+[.N102]+[.O102])/3" office:value-type="float" office:value="15453.3333333333" calcext:value-type="float">
            <text:p>15453,3333333333</text:p>
          </table:table-cell>
          <table:table-cell table:formula="of:=([.G102]+[.H102]+[.I102]+[.J102]+[.K102])/5" office:value-type="float" office:value="9412.2" calcext:value-type="float">
            <text:p>9412,2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float" office:value="9772" calcext:value-type="float">
            <text:p>9772</text:p>
          </table:table-cell>
          <table:table-cell office:value-type="float" office:value="10573" calcext:value-type="float">
            <text:p>10573</text:p>
          </table:table-cell>
          <table:table-cell office:value-type="float" office:value="9769" calcext:value-type="float">
            <text:p>9769</text:p>
          </table:table-cell>
          <table:table-cell office:value-type="float" office:value="9473" calcext:value-type="float">
            <text:p>9473</text:p>
          </table:table-cell>
          <table:table-cell/>
          <table:table-cell office:value-type="float" office:value="20736" calcext:value-type="float">
            <text:p>20736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3]+[.N103]+[.O103])/3" office:value-type="float" office:value="15019.3333333333" calcext:value-type="float">
            <text:p>15019,3333333333</text:p>
          </table:table-cell>
          <table:table-cell table:formula="of:=([.G103]+[.H103]+[.I103]+[.J103]+[.K103])/5" office:value-type="float" office:value="9030" calcext:value-type="float">
            <text:p>9030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10573" calcext:value-type="float">
            <text:p>10573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871" calcext:value-type="float">
            <text:p>14871</text:p>
          </table:table-cell>
          <table:table-cell office:value-type="float" office:value="17624" calcext:value-type="float">
            <text:p>17624</text:p>
          </table:table-cell>
        </table:table-row>
        <table:table-row table:style-name="ro1">
          <table:table-cell table:formula="of:=([.M104]+[.N104]+[.O104])/3" office:value-type="float" office:value="15019.3333333333" calcext:value-type="float">
            <text:p>15019,3333333333</text:p>
          </table:table-cell>
          <table:table-cell table:formula="of:=([.G104]+[.H104]+[.I104]+[.J104]+[.K104])/5" office:value-type="float" office:value="9030" calcext:value-type="float">
            <text:p>9030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5]+[.N105]+[.O105])/3" office:value-type="float" office:value="15824" calcext:value-type="float">
            <text:p>15824</text:p>
          </table:table-cell>
          <table:table-cell table:formula="of:=([.G105]+[.H105]+[.I105]+[.J105]+[.K105])/5" office:value-type="float" office:value="9105" calcext:value-type="float">
            <text:p>9105</text:p>
          </table:table-cell>
          <table:table-cell table:number-columns-repeated="4"/>
          <table:table-cell office:value-type="float" office:value="9618" calcext:value-type="float">
            <text:p>9618</text:p>
          </table:table-cell>
          <table:table-cell office:value-type="float" office:value="8173" calcext:value-type="float">
            <text:p>8173</text:p>
          </table:table-cell>
          <table:table-cell office:value-type="float" office:value="8662" calcext:value-type="float">
            <text:p>8662</text:p>
          </table:table-cell>
          <table:table-cell office:value-type="float" office:value="9794" calcext:value-type="float">
            <text:p>9794</text:p>
          </table:table-cell>
          <table:table-cell office:value-type="float" office:value="8903" calcext:value-type="float">
            <text:p>8903</text:p>
          </table:table-cell>
          <table:table-cell/>
          <table:table-cell office:value-type="float" office:value="13865" calcext:value-type="float">
            <text:p>13865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6]+[.N106]+[.O106])/3" office:value-type="float" office:value="14990.6666666667" calcext:value-type="float">
            <text:p>14990,6666666667</text:p>
          </table:table-cell>
          <table:table-cell table:formula="of:=([.G106]+[.H106]+[.I106]+[.J106]+[.K106])/5" office:value-type="float" office:value="9090.8" calcext:value-type="float">
            <text:p>9090,8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662" calcext:value-type="float">
            <text:p>8662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4967" calcext:value-type="float">
            <text:p>1496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table:formula="of:=([.M107]+[.N107]+[.O107])/3" office:value-type="float" office:value="14990.6666666667" calcext:value-type="float">
            <text:p>14990,6666666667</text:p>
          </table:table-cell>
          <table:table-cell table:formula="of:=([.G107]+[.H107]+[.I107]+[.J107]+[.K107])/5" office:value-type="float" office:value="9090.8" calcext:value-type="float">
            <text:p>9090,8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08]+[.N108]+[.O108])/3" office:value-type="float" office:value="14463.6666666667" calcext:value-type="float">
            <text:p>14463,6666666667</text:p>
          </table:table-cell>
          <table:table-cell table:formula="of:=([.G108]+[.H108]+[.I108]+[.J108]+[.K108])/5" office:value-type="float" office:value="9007.6" calcext:value-type="float">
            <text:p>9007,6</text:p>
          </table:table-cell>
          <table:table-cell table:number-columns-repeated="4"/>
          <table:table-cell office:value-type="float" office:value="9707" calcext:value-type="float">
            <text:p>9707</text:p>
          </table:table-cell>
          <table:table-cell office:value-type="float" office:value="9341" calcext:value-type="float">
            <text:p>9341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9482" calcext:value-type="float">
            <text:p>9482</text:p>
          </table:table-cell>
          <table:table-cell/>
          <table:table-cell office:value-type="float" office:value="16279" calcext:value-type="float">
            <text:p>16279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09]+[.N109]+[.O109])/3" office:value-type="float" office:value="15172" calcext:value-type="float">
            <text:p>15172</text:p>
          </table:table-cell>
          <table:table-cell table:formula="of:=([.G109]+[.H109]+[.I109]+[.J109]+[.K109])/5" office:value-type="float" office:value="9591.6" calcext:value-type="float">
            <text:p>9591,6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8591" calcext:value-type="float">
            <text:p>8591</text:p>
          </table:table-cell>
          <table:table-cell office:value-type="float" office:value="8333" calcext:value-type="float">
            <text:p>8333</text:p>
          </table:table-cell>
          <table:table-cell office:value-type="float" office:value="8482" calcext:value-type="float">
            <text:p>8482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5307" calcext:value-type="float">
            <text:p>15307</text:p>
          </table:table-cell>
          <table:table-cell office:value-type="float" office:value="13386" calcext:value-type="float">
            <text:p>13386</text:p>
          </table:table-cell>
        </table:table-row>
        <table:table-row table:style-name="ro1">
          <table:table-cell table:formula="of:=([.M110]+[.N110]+[.O110])/3" office:value-type="float" office:value="15172" calcext:value-type="float">
            <text:p>15172</text:p>
          </table:table-cell>
          <table:table-cell table:formula="of:=([.G110]+[.H110]+[.I110]+[.J110]+[.K110])/5" office:value-type="float" office:value="9591.6" calcext:value-type="float">
            <text:p>9591,6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1]+[.N111]+[.O111])/3" office:value-type="float" office:value="16696.3333333333" calcext:value-type="float">
            <text:p>16696,3333333333</text:p>
          </table:table-cell>
          <table:table-cell table:formula="of:=([.G111]+[.H111]+[.I111]+[.J111]+[.K111])/5" office:value-type="float" office:value="10772" calcext:value-type="float">
            <text:p>10772</text:p>
          </table:table-cell>
          <table:table-cell table:number-columns-repeated="4"/>
          <table:table-cell office:value-type="float" office:value="11154" calcext:value-type="float">
            <text:p>11154</text:p>
          </table:table-cell>
          <table:table-cell office:value-type="float" office:value="8478" calcext:value-type="float">
            <text:p>8478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8949" calcext:value-type="float">
            <text:p>8949</text:p>
          </table:table-cell>
          <table:table-cell/>
          <table:table-cell office:value-type="float" office:value="14698" calcext:value-type="float">
            <text:p>14698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2]+[.N112]+[.O112])/3" office:value-type="float" office:value="19222.6666666667" calcext:value-type="float">
            <text:p>19222,6666666667</text:p>
          </table:table-cell>
          <table:table-cell table:formula="of:=([.G112]+[.H112]+[.I112]+[.J112]+[.K112])/5" office:value-type="float" office:value="11343.4" calcext:value-type="float">
            <text:p>11343,4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9272" calcext:value-type="float">
            <text:p>9272</text:p>
          </table:table-cell>
          <table:table-cell office:value-type="float" office:value="10105" calcext:value-type="float">
            <text:p>10105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4597" calcext:value-type="float">
            <text:p>14597</text:p>
          </table:table-cell>
          <table:table-cell office:value-type="float" office:value="16221" calcext:value-type="float">
            <text:p>16221</text:p>
          </table:table-cell>
        </table:table-row>
        <table:table-row table:style-name="ro1">
          <table:table-cell table:formula="of:=([.M113]+[.N113]+[.O113])/3" office:value-type="float" office:value="19222.6666666667" calcext:value-type="float">
            <text:p>19222,6666666667</text:p>
          </table:table-cell>
          <table:table-cell table:formula="of:=([.G113]+[.H113]+[.I113]+[.J113]+[.K113])/5" office:value-type="float" office:value="11343.4" calcext:value-type="float">
            <text:p>11343,4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4]+[.N114]+[.O114])/3" office:value-type="float" office:value="18806.3333333333" calcext:value-type="float">
            <text:p>18806,3333333333</text:p>
          </table:table-cell>
          <table:table-cell table:formula="of:=([.G114]+[.H114]+[.I114]+[.J114]+[.K114])/5" office:value-type="float" office:value="11759.2" calcext:value-type="float">
            <text:p>11759,2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0967" calcext:value-type="float">
            <text:p>10967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9271" calcext:value-type="float">
            <text:p>19271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5]+[.N115]+[.O115])/3" office:value-type="float" office:value="21173.6666666667" calcext:value-type="float">
            <text:p>21173,6666666667</text:p>
          </table:table-cell>
          <table:table-cell table:formula="of:=([.G115]+[.H115]+[.I115]+[.J115]+[.K115])/5" office:value-type="float" office:value="13192.8" calcext:value-type="float">
            <text:p>13192,8</text:p>
          </table:table-cell>
          <table:table-cell table:number-columns-repeated="4"/>
          <table:table-cell office:value-type="float" office:value="11825" calcext:value-type="float">
            <text:p>11825</text:p>
          </table:table-cell>
          <table:table-cell office:value-type="float" office:value="13046" calcext:value-type="float">
            <text:p>13046</text:p>
          </table:table-cell>
          <table:table-cell office:value-type="float" office:value="11055" calcext:value-type="float">
            <text:p>11055</text:p>
          </table:table-cell>
          <table:table-cell office:value-type="float" office:value="11179" calcext:value-type="float">
            <text:p>11179</text:p>
          </table:table-cell>
          <table:table-cell office:value-type="float" office:value="11691" calcext:value-type="float">
            <text:p>11691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19582" calcext:value-type="float">
            <text:p>19582</text:p>
          </table:table-cell>
          <table:table-cell office:value-type="float" office:value="18815" calcext:value-type="float">
            <text:p>18815</text:p>
          </table:table-cell>
        </table:table-row>
        <table:table-row table:style-name="ro1">
          <table:table-cell table:formula="of:=([.M116]+[.N116]+[.O116])/3" office:value-type="float" office:value="21173.6666666667" calcext:value-type="float">
            <text:p>21173,6666666667</text:p>
          </table:table-cell>
          <table:table-cell table:formula="of:=([.G116]+[.H116]+[.I116]+[.J116]+[.K116])/5" office:value-type="float" office:value="13192.8" calcext:value-type="float">
            <text:p>13192,8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7]+[.N117]+[.O117])/3" office:value-type="float" office:value="21225.6666666667" calcext:value-type="float">
            <text:p>21225,6666666667</text:p>
          </table:table-cell>
          <table:table-cell table:formula="of:=([.G117]+[.H117]+[.I117]+[.J117]+[.K117])/5" office:value-type="float" office:value="13030.6" calcext:value-type="float">
            <text:p>13030,6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3046" calcext:value-type="float">
            <text:p>13046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022" calcext:value-type="float">
            <text:p>18022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8]+[.N118]+[.O118])/3" office:value-type="float" office:value="17636.3333333333" calcext:value-type="float">
            <text:p>17636,3333333333</text:p>
          </table:table-cell>
          <table:table-cell table:formula="of:=([.G118]+[.H118]+[.I118]+[.J118]+[.K118])/5" office:value-type="float" office:value="11493.2" calcext:value-type="float">
            <text:p>11493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2235" calcext:value-type="float">
            <text:p>12235</text:p>
          </table:table-cell>
          <table:table-cell office:value-type="float" office:value="14467" calcext:value-type="float">
            <text:p>14467</text:p>
          </table:table-cell>
          <table:table-cell office:value-type="float" office:value="12103" calcext:value-type="float">
            <text:p>12103</text:p>
          </table:table-cell>
          <table:table-cell office:value-type="float" office:value="13510" calcext:value-type="float">
            <text:p>1351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26885" calcext:value-type="float">
            <text:p>26885</text:p>
          </table:table-cell>
          <table:table-cell office:value-type="float" office:value="18614" calcext:value-type="float">
            <text:p>18614</text:p>
          </table:table-cell>
        </table:table-row>
        <table:table-row table:style-name="ro1">
          <table:table-cell table:formula="of:=([.M119]+[.N119]+[.O119])/3" office:value-type="float" office:value="17636.3333333333" calcext:value-type="float">
            <text:p>17636,3333333333</text:p>
          </table:table-cell>
          <table:table-cell table:formula="of:=([.G119]+[.H119]+[.I119]+[.J119]+[.K119])/5" office:value-type="float" office:value="11493.2" calcext:value-type="float">
            <text:p>11493,2</text:p>
          </table:table-cell>
          <table:table-cell table:number-columns-repeated="4"/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0]+[.N120]+[.O120])/3" office:value-type="float" office:value="16764.3333333333" calcext:value-type="float">
            <text:p>16764,3333333333</text:p>
          </table:table-cell>
          <table:table-cell table:formula="of:=([.G120]+[.H120]+[.I120]+[.J120]+[.K120])/5" office:value-type="float" office:value="12558.4" calcext:value-type="float">
            <text:p>12558,4</text:p>
          </table:table-cell>
          <table:table-cell table:number-columns-repeated="4"/>
          <table:table-cell office:value-type="float" office:value="11048" calcext:value-type="float">
            <text:p>11048</text:p>
          </table:table-cell>
          <table:table-cell office:value-type="float" office:value="12235" calcext:value-type="float">
            <text:p>12235</text:p>
          </table:table-cell>
          <table:table-cell office:value-type="float" office:value="10985" calcext:value-type="float">
            <text:p>10985</text:p>
          </table:table-cell>
          <table:table-cell office:value-type="float" office:value="12578" calcext:value-type="float">
            <text:p>12578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8178" calcext:value-type="float">
            <text:p>18178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1]+[.N121]+[.O121])/3" office:value-type="float" office:value="16764.3333333333" calcext:value-type="float">
            <text:p>16764,3333333333</text:p>
          </table:table-cell>
          <table:table-cell table:formula="of:=([.G121]+[.H121]+[.I121]+[.J121]+[.K121])/5" office:value-type="float" office:value="12638.2" calcext:value-type="float">
            <text:p>12638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985" calcext:value-type="float">
            <text:p>10985</text:p>
          </table:table-cell>
          <table:table-cell office:value-type="float" office:value="11985" calcext:value-type="float">
            <text:p>11985</text:p>
          </table:table-cell>
          <table:table-cell office:value-type="float" office:value="10620" calcext:value-type="float">
            <text:p>10620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formula="of:=([.M122]+[.N122]+[.O122])/3" office:value-type="float" office:value="16764.3333333333" calcext:value-type="float">
            <text:p>16764,3333333333</text:p>
          </table:table-cell>
          <table:table-cell table:formula="of:=([.G122]+[.H122]+[.I122]+[.J122]+[.K122])/5" office:value-type="float" office:value="12638.2" calcext:value-type="float">
            <text:p>12638,2</text:p>
          </table:table-cell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2838" calcext:value-type="float">
            <text:p>12838</text:p>
          </table:table-cell>
          <table:table-cell office:value-type="float" office:value="16364" calcext:value-type="float">
            <text:p>16364</text:p>
          </table:table-cell>
          <table:table-cell office:value-type="float" office:value="10153" calcext:value-type="float">
            <text:p>10153</text:p>
          </table:table-cell>
          <table:table-cell office:value-type="float" office:value="11985" calcext:value-type="float">
            <text:p>11985</text:p>
          </table:table-cell>
          <table:table-cell office:value-type="float" office:value="11851" calcext:value-type="float">
            <text:p>11851</text:p>
          </table:table-cell>
          <table:table-cell/>
          <table:table-cell office:value-type="float" office:value="15562" calcext:value-type="float">
            <text:p>15562</text:p>
          </table:table-cell>
          <table:table-cell office:value-type="float" office:value="17557" calcext:value-type="float">
            <text:p>17557</text:p>
          </table:table-cell>
          <table:table-cell office:value-type="float" office:value="17174" calcext:value-type="float">
            <text:p>17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20:11:27.306980939</meta:creation-date>
    <meta:generator>LibreOffice/5.1.6.2$Linux_X86_64 LibreOffice_project/10m0$Build-2</meta:generator>
    <dc:date>2017-10-25T20:19:52.238545813</dc:date>
    <meta:editing-duration>PT8M25S</meta:editing-duration>
    <meta:editing-cycles>1</meta:editing-cycles>
    <meta:document-statistic meta:table-count="1" meta:cell-count="12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871cm" svg:height="20.719cm" xlink:href=".." xlink:type="simple" chart:class="chart:line" chart:style-name="ch1">
        <chart:title svg:x="16.735cm" svg:y="0.55cm" chart:style-name="ch2">
          <text:p>Topologia 2 - Dois videos iguais e um diferente</text:p>
        </chart:title>
        <chart:legend chart:legend-position="end" svg:x="39.992cm" svg:y="9.811cm" style:legend-expansion="high" chart:style-name="ch3"/>
        <chart:plot-area chart:style-name="ch4" table:cell-range-address="Sheet1.A1:Sheet1.B121" chart:data-source-has-labels="row" svg:x="1.868cm" svg:y="1.743cm" svg:width="37.267cm" svg:height="17.581cm">
          <chartooo:coordinate-region svg:x="3.045cm" svg:y="1.864cm" svg:width="36.09cm" svg:height="16.458cm"/>
          <chart:axis chart:dimension="x" chart:name="primary-x" chart:style-name="ch5">
            <chart:title svg:x="19.743cm" svg:y="19.738cm" chart:style-name="ch6">
              <text:p>Tempo (s)</text:p>
            </chart:title>
          </chart:axis>
          <chart:axis chart:dimension="y" chart:name="primary-y" chart:style-name="ch5">
            <chart:title svg:x="0.451cm" svg:y="11.477cm" chart:style-name="ch7">
              <text:p>Vazão (kb/s)</text:p>
            </chart:title>
            <chart:grid chart:style-name="ch8" chart:class="major"/>
          </chart:axis>
          <chart:series chart:style-name="ch9" chart:values-cell-range-address="Sheet1.A2:Sheet1.A121" chart:label-cell-address="Sheet1.A1:Sheet1.A1" chart:class="chart:line">
            <chart:data-point chart:repeated="120"/>
          </chart:series>
          <chart:series chart:style-name="ch10" chart:values-cell-range-address="Sheet1.B2:Sheet1.B121" chart:label-cell-address="Sheet1.B1:Sheet1.B1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 SDN</text:p>
                <draw:g>
                  <svg:desc>Sheet1.A1:Sheet1.A1</svg:desc>
                </draw:g>
              </table:table-cell>
              <table:table-cell office:value-type="string">
                <text:p>Com SD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1</svg:desc>
                </draw:g>
              </table:table-cell>
              <table:table-cell office:value-type="float" office:value="0">
                <text:p>0</text:p>
                <draw:g>
                  <svg:desc>Sheet1.B2:Sheet1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659.6">
                <text:p>659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.666666666667">
                <text:p>570.66666666666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465.8">
                <text:p>146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59">
                <text:p>8659</text:p>
              </table:table-cell>
              <table:table-cell office:value-type="float" office:value="6696.2">
                <text:p>669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59">
                <text:p>8659</text:p>
              </table:table-cell>
              <table:table-cell office:value-type="float" office:value="8153.2">
                <text:p>81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59">
                <text:p>8659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798.6">
                <text:p>67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665.6">
                <text:p>66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18.33333333333">
                <text:p>6618.33333333333</text:p>
              </table:table-cell>
              <table:table-cell office:value-type="float" office:value="6391.6">
                <text:p>639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5352.6">
                <text:p>535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4811.2">
                <text:p>48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5.33333333333">
                <text:p>4255.33333333333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5.33333333333">
                <text:p>4255.33333333333</text:p>
              </table:table-cell>
              <table:table-cell office:value-type="float" office:value="4244.8">
                <text:p>4244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19.33333333333">
                <text:p>4119.33333333333</text:p>
              </table:table-cell>
              <table:table-cell office:value-type="float" office:value="3945.4">
                <text:p>3945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62.66666666667">
                <text:p>3862.66666666667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.66666666667">
                <text:p>3862.66666666667</text:p>
              </table:table-cell>
              <table:table-cell office:value-type="float" office:value="4049.2">
                <text:p>4049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0.66666666667">
                <text:p>4350.66666666667</text:p>
              </table:table-cell>
              <table:table-cell office:value-type="float" office:value="4283.6">
                <text:p>428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17">
                <text:p>4817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7">
                <text:p>4817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15">
                <text:p>4615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18">
                <text:p>4318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18">
                <text:p>4318</text:p>
              </table:table-cell>
              <table:table-cell office:value-type="float" office:value="4338.2">
                <text:p>433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38.66666666667">
                <text:p>6138.66666666667</text:p>
              </table:table-cell>
              <table:table-cell office:value-type="float" office:value="4893.6">
                <text:p>4893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09">
                <text:p>720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09">
                <text:p>7209</text:p>
              </table:table-cell>
              <table:table-cell office:value-type="float" office:value="6278.4">
                <text:p>6278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73">
                <text:p>5073</text:p>
              </table:table-cell>
              <table:table-cell office:value-type="float" office:value="6073.8">
                <text:p>6073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49">
                <text:p>3949</text:p>
              </table:table-cell>
              <table:table-cell office:value-type="float" office:value="4689.8">
                <text:p>4689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49">
                <text:p>3949</text:p>
              </table:table-cell>
              <table:table-cell office:value-type="float" office:value="5337.8">
                <text:p>53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22.33333333333">
                <text:p>5422.33333333333</text:p>
              </table:table-cell>
              <table:table-cell office:value-type="float" office:value="5183">
                <text:p>51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67.66666666667">
                <text:p>6167.66666666667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7.66666666667">
                <text:p>6167.66666666667</text:p>
              </table:table-cell>
              <table:table-cell office:value-type="float" office:value="6009.8">
                <text:p>6009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30.66666666667">
                <text:p>4930.66666666667</text:p>
              </table:table-cell>
              <table:table-cell office:value-type="float" office:value="5337.4">
                <text:p>5337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24.66666666667">
                <text:p>4224.6666666666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4.66666666667">
                <text:p>4224.66666666667</text:p>
              </table:table-cell>
              <table:table-cell office:value-type="float" office:value="4567.2">
                <text:p>456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0">
                <text:p>6200</text:p>
              </table:table-cell>
              <table:table-cell office:value-type="float" office:value="5176.6">
                <text:p>5176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49.33333333333">
                <text:p>7249.33333333333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49.33333333333">
                <text:p>7249.33333333333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49.6666666667">
                <text:p>11149.6666666667</text:p>
              </table:table-cell>
              <table:table-cell office:value-type="float" office:value="5870.8">
                <text:p>5870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83.6666666667">
                <text:p>12883.6666666667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883.6666666667">
                <text:p>12883.6666666667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73.3333333333">
                <text:p>12673.3333333333</text:p>
              </table:table-cell>
              <table:table-cell office:value-type="float" office:value="5894.6">
                <text:p>58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4.6666666667">
                <text:p>13244.666666666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44.6666666667">
                <text:p>13244.6666666667</text:p>
              </table:table-cell>
              <table:table-cell office:value-type="float" office:value="6071.6">
                <text:p>607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76.6666666667">
                <text:p>12076.6666666667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05">
                <text:p>11005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005">
                <text:p>11005</text:p>
              </table:table-cell>
              <table:table-cell office:value-type="float" office:value="5578.4">
                <text:p>5578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5905.6">
                <text:p>5905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52.33333333333">
                <text:p>8552.33333333333</text:p>
              </table:table-cell>
              <table:table-cell office:value-type="float" office:value="4791.4">
                <text:p>479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945.33333333333">
                <text:p>8945.33333333333</text:p>
              </table:table-cell>
              <table:table-cell office:value-type="float" office:value="6056.2">
                <text:p>60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249.4">
                <text:p>624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992.3333333333">
                <text:p>11992.3333333333</text:p>
              </table:table-cell>
              <table:table-cell office:value-type="float" office:value="6776.8">
                <text:p>677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526">
                <text:p>10526</text:p>
              </table:table-cell>
              <table:table-cell office:value-type="float" office:value="7018.2">
                <text:p>701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526">
                <text:p>10526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526">
                <text:p>10526</text:p>
              </table:table-cell>
              <table:table-cell office:value-type="float" office:value="6639.8">
                <text:p>663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42.6666666667">
                <text:p>15542.6666666667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422">
                <text:p>6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182.6666666667">
                <text:p>11182.6666666667</text:p>
              </table:table-cell>
              <table:table-cell office:value-type="float" office:value="6188.2">
                <text:p>6188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499.2">
                <text:p>549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83.3333333333">
                <text:p>11483.3333333333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4697.2">
                <text:p>4697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67.66666666667">
                <text:p>9967.66666666667</text:p>
              </table:table-cell>
              <table:table-cell office:value-type="float" office:value="3886.8">
                <text:p>3886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256.2">
                <text:p>4256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158.6666666667">
                <text:p>12158.6666666667</text:p>
              </table:table-cell>
              <table:table-cell office:value-type="float" office:value="4533.6">
                <text:p>4533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46.3333333333">
                <text:p>10646.3333333333</text:p>
              </table:table-cell>
              <table:table-cell office:value-type="float" office:value="4949.2">
                <text:p>4949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13">
                <text:p>18613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13">
                <text:p>18613</text:p>
              </table:table-cell>
              <table:table-cell office:value-type="float" office:value="13367.6">
                <text:p>13367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13">
                <text:p>18613</text:p>
              </table:table-cell>
              <table:table-cell office:value-type="float" office:value="13373.6">
                <text:p>1337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54">
                <text:p>19154</text:p>
              </table:table-cell>
              <table:table-cell office:value-type="float" office:value="11677.4">
                <text:p>1167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39.3333333333">
                <text:p>20039.3333333333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743.6666666667">
                <text:p>17743.666666666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743.6666666667">
                <text:p>17743.6666666667</text:p>
              </table:table-cell>
              <table:table-cell office:value-type="float" office:value="9706.8">
                <text:p>9706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453.3333333333">
                <text:p>15453.3333333333</text:p>
              </table:table-cell>
              <table:table-cell office:value-type="float" office:value="9412.2">
                <text:p>9412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19.3333333333">
                <text:p>15019.3333333333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19.3333333333">
                <text:p>15019.3333333333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824">
                <text:p>15824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90.6666666667">
                <text:p>14990.6666666667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990.6666666667">
                <text:p>14990.6666666667</text:p>
              </table:table-cell>
              <table:table-cell office:value-type="float" office:value="9090.8">
                <text:p>909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463.6666666667">
                <text:p>14463.6666666667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172">
                <text:p>15172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172">
                <text:p>15172</text:p>
              </table:table-cell>
              <table:table-cell office:value-type="float" office:value="9591.6">
                <text:p>9591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96.3333333333">
                <text:p>16696.3333333333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222.6666666667">
                <text:p>19222.6666666667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22.6666666667">
                <text:p>19222.6666666667</text:p>
              </table:table-cell>
              <table:table-cell office:value-type="float" office:value="11343.4">
                <text:p>11343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806.3333333333">
                <text:p>18806.3333333333</text:p>
              </table:table-cell>
              <table:table-cell office:value-type="float" office:value="11759.2">
                <text:p>1175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73.6666666667">
                <text:p>21173.6666666667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73.6666666667">
                <text:p>21173.6666666667</text:p>
              </table:table-cell>
              <table:table-cell office:value-type="float" office:value="13192.8">
                <text:p>13192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25.6666666667">
                <text:p>21225.6666666667</text:p>
              </table:table-cell>
              <table:table-cell office:value-type="float" office:value="13030.6">
                <text:p>1303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36.3333333333">
                <text:p>17636.3333333333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636.3333333333">
                <text:p>17636.3333333333</text:p>
              </table:table-cell>
              <table:table-cell office:value-type="float" office:value="11493.2">
                <text:p>11493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558.4">
                <text:p>12558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638.2">
                <text:p>12638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64.3333333333">
                <text:p>16764.3333333333</text:p>
              </table:table-cell>
              <table:table-cell office:value-type="float" office:value="12638.2">
                <text:p>1263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